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458cm" fo:min-width="0.208cm"/>
    </style:style>
    <style:style style:name="gr2" style:family="graphic" style:parent-style-name="objectwithoutfill">
      <style:graphic-properties draw:marker-end="Arrow" draw:marker-end-width="0.3cm" draw:fill="none" draw:textarea-horizontal-align="left" draw:textarea-vertical-align="middle" fo:padding-right="0.25cm"/>
    </style:style>
    <style:style style:name="gr3" style:family="graphic" style:parent-style-name="objectwithoutfill">
      <style:graphic-properties draw:marker-end="Arrow" draw:marker-end-width="0.3cm" draw:fill="none" draw:textarea-horizontal-align="right" draw:textarea-vertical-align="middle" fo:padding-right="-0.5cm"/>
    </style:style>
    <style:style style:name="gr4" style:family="graphic" style:parent-style-name="objectwithoutfill">
      <style:graphic-properties draw:marker-end="Arrow" draw:marker-end-width="0.3cm" draw:fill="none" draw:textarea-horizontal-align="right" draw:textarea-vertical-align="middle" fo:padding-right="0.25cm"/>
    </style:style>
    <style:style style:name="gr5" style:family="graphic" style:parent-style-name="Oggetto_20_senza_20_riempimento_20_e_20_line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1" draw:id="id1" draw:layer="layout" svg:width="1cm" svg:height="1cm" svg:x="5.775cm" svg:y="2.1cm">
          <text:p text:style-name="P2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275cm" svg:y1="3.1cm" svg:x2="5.24cm" svg:y2="4.53cm" draw:start-shape="id1" draw:start-glue-point="8" draw:end-shape="id2" draw:end-glue-point="4" svg:d="M6275 3100l-1035 1430" svg:viewBox="0 0 1036 1431">
          <text:p text:style-name="P2"><text:span text:style-name="T1">a</text:span></text:p>
        </draw:connector>
        <draw:connector draw:style-name="gr3" draw:text-style-name="P1" draw:layer="layout" draw:type="line" svg:x1="5.047cm" svg:y1="1.187cm" svg:x2="5.921cm" svg:y2="2.246cm" draw:end-shape="id1" draw:end-glue-point="5" svg:d="M5047 1187l874 1059" svg:viewBox="0 0 875 1060">
          <text:p/>
        </draw:connector>
        <draw:custom-shape draw:style-name="gr1" draw:text-style-name="P1" xml:id="id2" draw:id="id2" draw:layer="layout" svg:width="1cm" svg:height="1cm" svg:x="4.74cm" svg:y="4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cm" svg:height="1cm" svg:x="6.6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cm" svg:height="1cm" svg:x="5.68cm" svg:y="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275cm" svg:y1="3.1cm" svg:x2="7.1cm" svg:y2="4.5cm" draw:start-shape="id1" draw:start-glue-point="8" draw:end-shape="id3" draw:end-glue-point="4" svg:d="M6275 3100l825 1400" svg:viewBox="0 0 826 1401">
          <text:p text:style-name="P2"><text:span text:style-name="T1">b</text:span></text:p>
        </draw:connector>
        <draw:connector draw:style-name="gr2" draw:text-style-name="P1" draw:layer="layout" draw:type="line" svg:x1="5.24cm" svg:y1="5.53cm" svg:x2="6.18cm" svg:y2="6.87cm" draw:start-shape="id2" draw:start-glue-point="8" draw:end-shape="id4" draw:end-glue-point="4" svg:d="M5240 5530l940 1340" svg:viewBox="0 0 941 1341">
          <text:p text:style-name="P2"><text:span text:style-name="T1">b</text:span></text:p>
        </draw:connector>
        <draw:connector draw:style-name="gr4" draw:text-style-name="P1" draw:layer="layout" draw:type="line" svg:x1="7.1cm" svg:y1="5.5cm" svg:x2="6.18cm" svg:y2="6.87cm" draw:start-shape="id3" draw:start-glue-point="8" draw:end-shape="id4" draw:end-glue-point="4" svg:d="M7100 5500l-920 1370" svg:viewBox="0 0 921 1371">
          <text:p text:style-name="P2"><text:span text:style-name="T1">a</text:span></text:p>
        </draw:connector>
        <draw:frame draw:style-name="gr5" draw:text-style-name="P2" draw:layer="layout" svg:width="1.685cm" svg:height="0.47cm" svg:x="5.5cm" svg:y="2.3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2" draw:layer="layout" svg:width="1.036cm" svg:height="0.47cm" svg:x="4.74cm" svg:y="4.7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2" draw:layer="layout" svg:width="0.669cm" svg:height="0.47cm" svg:x="5.841cm" svg:y="7.1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2" draw:layer="layout" svg:width="1.036cm" svg:height="0.47cm" svg:x="6.6cm" svg:y="4.7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iano de falco alfano</meta:initial-creator>
    <meta:creation-date>2019-01-26T15:40:53.404000000</meta:creation-date>
    <dc:date>2019-02-03T23:45:29.550000000</dc:date>
    <dc:creator>luciano de falco alfano</dc:creator>
    <meta:editing-duration>PT1H45M36S</meta:editing-duration>
    <meta:editing-cycles>11</meta:editing-cycles>
    <meta:generator>LibreOffice/6.1.3.2$Windows_X86_64 LibreOffice_project/86daf60bf00efa86ad547e59e09d6bb77c699acb</meta:generator>
    <meta:document-statistic meta:object-count="13"/>
  </office:meta>
</office:document-meta>
</file>

<file path=Object 1/content.xml><?xml version="1.0" encoding="utf-8"?>
<math xmlns="http://www.w3.org/1998/Math/MathML" display="block">
  <semantics>
    <mrow>
      <mrow>
        <mi>a</mi>
        <mo stretchy="false">⋅</mo>
        <mi>b</mi>
      </mrow>
      <mo stretchy="false">+</mo>
      <mrow>
        <mi>b</mi>
        <mo stretchy="false">⋅</mo>
        <mi>a</mi>
      </mrow>
    </mrow>
    <annotation encoding="StarMath 5.0">a cdot b + b cdot a</annotation>
  </semantics>
</math>
</file>

<file path=Object 2/content.xml><?xml version="1.0" encoding="utf-8"?>
<math xmlns="http://www.w3.org/1998/Math/MathML" display="block">
  <semantics>
    <mrow>
      <mi>a</mi>
      <mo stretchy="false">⋅</mo>
      <mi mathvariant="italic">nil</mi>
    </mrow>
    <annotation encoding="StarMath 5.0">a cdot nil</annotation>
  </semantics>
</math>
</file>

<file path=Object 3/content.xml><?xml version="1.0" encoding="utf-8"?>
<math xmlns="http://www.w3.org/1998/Math/MathML" display="block">
  <semantics>
    <mrow>
      <mi>b</mi>
      <mo stretchy="false">⋅</mo>
      <mi mathvariant="italic">nil</mi>
    </mrow>
    <annotation encoding="StarMath 5.0">b cdot nil</annotation>
  </semantics>
</math>
</file>

<file path=Object 5/content.xml><?xml version="1.0" encoding="utf-8"?>
<math xmlns="http://www.w3.org/1998/Math/MathML" display="block">
  <semantics>
    <mi mathvariant="italic">nil</mi>
    <annotation encoding="StarMath 5.0">nil</annotation>
  </semantics>
</math>
</file>